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979756E814DCD87072.png" manifest:media-type="image/png"/>
  <manifest:file-entry manifest:full-path="Pictures/100002010000055600000297FE089650B762B2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-0.318cm" svg:y="0.476cm" svg:width="17cm" svg:height="8.25cm" draw:z-index="0"><draw:image xlink:href="Pictures/100002010000055600000297FE089650B762B25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width="17cm" svg:height="8.25cm" draw:z-index="1"><draw:image xlink:href="Pictures/1000020100000556000002979756E814DCD870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9:44:16.314418627</meta:creation-date>
    <dc:date>2021-05-23T19:52:36.717868529</dc:date>
    <meta:editing-duration>PT8M21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